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3.wptp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s translation is not too bad: an analysis of post-editor choices in a machine-translation post-editing task</text:p>
          </table:table-cell>
          <table:table-cell office:value-type="string" calcext:value-type="string">
            <text:p>Maarit Koponen</text:p>
          </table:table-cell>
          <table:table-cell office:value-type="string" calcext:value-type="string">
            <text:p>http://www.mt-archive.info/10/MTS-2013-W2-Kopon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 can we learn about the selection mechanism for post-editing?</text:p>
          </table:table-cell>
          <table:table-cell office:value-type="string" calcext:value-type="string">
            <text:p>Maja Popović and Eleftherios Avramidis and Aljoscha Burchardt and David Vilar and Hans Uszkoreit</text:p>
          </table:table-cell>
          <table:table-cell office:value-type="string" calcext:value-type="string">
            <text:p>http://www.mt-archive.info/10/MTS-2013-W2-Popovic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 attitudes to the post-editing interface</text:p>
          </table:table-cell>
          <table:table-cell office:value-type="string" calcext:value-type="string">
            <text:p>Joss Moorkens and Sharon O’Brien</text:p>
          </table:table-cell>
          <table:table-cell office:value-type="string" calcext:value-type="string">
            <text:p>http://www.mt-archive.info/10/MTS-2013-W2-Moorke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ted post-editing and translation management for lay user communities</text:p>
          </table:table-cell>
          <table:table-cell office:value-type="string" calcext:value-type="string">
            <text:p>Adrian Laurenzi and Megumu Brownstein and Anne M.Turner and Katrin Kirchhoff</text:p>
          </table:table-cell>
          <table:table-cell office:value-type="string" calcext:value-type="string">
            <text:p>http://www.mt-archive.info/10/MTS-2013-W2-Laurenz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unity-based post-editing of machine-translated content: monolingual vs. bilingual</text:p>
          </table:table-cell>
          <table:table-cell office:value-type="string" calcext:value-type="string">
            <text:p>Linda Mitchell and Johann Roturier and Sharon O’Brien</text:p>
          </table:table-cell>
          <table:table-cell office:value-type="string" calcext:value-type="string">
            <text:p>http://www.mt-archive.info/10/MTS-2013-W2-Mitch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bining pre-editing and post-editing to improve SMT of user-generated content</text:p>
          </table:table-cell>
          <table:table-cell office:value-type="string" calcext:value-type="string">
            <text:p>Johanna Gerlach and Victoria Porro and Pierrette Bouillon and Sabine Lehmann</text:p>
          </table:table-cell>
          <table:table-cell office:value-type="string" calcext:value-type="string">
            <text:p>http://www.mt-archive.info/10/MTS-2013-W2-Gerla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anced computer aided translation with a web-based workbench</text:p>
          </table:table-cell>
          <table:table-cell office:value-type="string" calcext:value-type="string">
            <text:p>Vicent Alabau and Ragnar Bonk and Christian Buck and Michael Carl and Francisco Casacuberta and Mercedes García-Martínez and Jesús González and Philipp Koehn and Luis Leiva and Bartolomé Mesa-Lao and Daniel Oriz and Hervé Saint-Amand and Germán Sanchis and Chara Tsiukala</text:p>
          </table:table-cell>
          <table:table-cell office:value-type="string" calcext:value-type="string">
            <text:p>http://www.mt-archive.info/10/MTS-2013-W2-Alaba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 as the sum of its parts: a two-step approach for the identification of translation problems and translation quality assessment for HT and MT+PE</text:p>
          </table:table-cell>
          <table:table-cell office:value-type="string" calcext:value-type="string">
            <text:p>Joke Daems and Lieve Macken and Sonia Vandepitte</text:p>
          </table:table-cell>
          <table:table-cell office:value-type="string" calcext:value-type="string">
            <text:p>http://www.mt-archive.info/10/MTS-2013-W2-Daem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ferring markup tags in statistical machine translation: a two-stream approach</text:p>
          </table:table-cell>
          <table:table-cell office:value-type="string" calcext:value-type="string">
            <text:p>Eric Joanis and Darlene Stewart and Samuel Larkin and Roland Kuhn</text:p>
          </table:table-cell>
          <table:table-cell office:value-type="string" calcext:value-type="string">
            <text:p>http://www.mt-archive.info/10/MTS-2013-W2-Joan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essing post-editing efficiency in a realistic translation environment</text:p>
          </table:table-cell>
          <table:table-cell office:value-type="string" calcext:value-type="string">
            <text:p>Samuel Läubli and Mark Fishel and Gary Massey and Maureen Ehrensberger-Dow and Martin Volk</text:p>
          </table:table-cell>
          <table:table-cell office:value-type="string" calcext:value-type="string">
            <text:p>http://www.mt-archive.info/10/MTS-2013-W2-Laubl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valuation of tools for post-editing research: the current picture and future needs</text:p>
          </table:table-cell>
          <table:table-cell office:value-type="string" calcext:value-type="string">
            <text:p>Lucas Nunes Vieira</text:p>
          </table:table-cell>
          <table:table-cell office:value-type="string" calcext:value-type="string">
            <text:p>http://www.mt-archive.info/10/MTS-2013-W2-Nun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 production of HQ parallel corpora and permanent task-based evaluation of multiple MT systems: both can be obtained through iMAGs with no added cost</text:p>
          </table:table-cell>
          <table:table-cell office:value-type="string" calcext:value-type="string">
            <text:p>Lingxiao Wang and Christian Boitet</text:p>
          </table:table-cell>
          <table:table-cell office:value-type="string" calcext:value-type="string">
            <text:p>http://www.mt-archive.info/10/MTS-2013-W2-W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s in incremental adaptation of statistical MT from human post-edits</text:p>
          </table:table-cell>
          <table:table-cell office:value-type="string" calcext:value-type="string">
            <text:p>Mauro Cettolo and Christophe Servan and Nicola Bertoldi and Marcello Federico and Loïc Barrault and Holger Schwenk</text:p>
          </table:table-cell>
          <table:table-cell office:value-type="string" calcext:value-type="string">
            <text:p>http://www.mt-archive.info/10/MTS-2013-W2-Cetto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ACCEPT post-editing environment: a flexible and customisable online tool to perform and analyse machine translation post-editing</text:p>
          </table:table-cell>
          <table:table-cell office:value-type="string" calcext:value-type="string">
            <text:p>Johann Roturier and Linda Mitchell and David Silva</text:p>
          </table:table-cell>
          <table:table-cell office:value-type="string" calcext:value-type="string">
            <text:p>http://www.mt-archive.info/10/MTS-2013-W2-Roturier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8:25:43.315789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8:25:54.143920613</dc:date>
    <meta:editing-duration>PT4M11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